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language="fr" fo:country="FR" officeooo:rsid="00002681" officeooo:paragraph-rsid="00002681" style:language-asian="zxx" style:country-asian="none" style:language-complex="zxx" style:country-complex="none"/>
    </style:style>
    <style:style style:name="P2" style:family="paragraph" style:parent-style-name="Standard">
      <style:paragraph-properties fo:text-align="justify" style:justify-single-word="false"/>
      <style:text-properties fo:language="fr" fo:country="FR" officeooo:rsid="00002681" officeooo:paragraph-rsid="00002681" style:language-asian="zxx" style:country-asian="none" style:language-complex="zxx" style:country-complex="none"/>
    </style:style>
    <style:style style:name="P3" style:family="paragraph" style:parent-style-name="Standard">
      <style:text-properties fo:language="fr" fo:country="FR" officeooo:rsid="00002681" officeooo:paragraph-rsid="00002681" style:language-asian="zxx" style:country-asian="none" style:language-complex="zxx" style:country-complex="none"/>
    </style:style>
    <style:style style:name="P4" style:family="paragraph" style:parent-style-name="Standard">
      <style:paragraph-properties fo:text-align="justify" style:justify-single-word="false"/>
      <style:text-properties fo:language="fr" fo:country="FR" officeooo:rsid="000386e9" officeooo:paragraph-rsid="000386e9" style:language-asian="zxx" style:country-asian="none" style:language-complex="zxx" style:country-complex="none"/>
    </style:style>
    <style:style style:name="T1"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2" style:family="text">
      <style:text-properties officeooo:rsid="000386e9"/>
    </style:style>
    <style:style style:name="T3" style:family="text">
      <style:text-properties officeooo:rsid="00038834"/>
    </style:style>
    <style:style style:name="T4" style:family="text">
      <style:text-properties officeooo:rsid="00057c0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ntexte</text:span> </text:p>
      <text:p text:style-name="P2"/>
      <text:p text:style-name="P4">Nous sommes une entreprise <text:span text:style-name="T3">de développement d'application.</text:span> <text:span text:style-name="T4">N</text:span>ous avons été contacté par l'IUT de Lannion <text:span text:style-name="T3">pour un projet qui consiste à créer une interface graphique, elle permettra de créer un diagramme UML et qui le convertis en temps réel le schéma en code Java. Le but de ce projet est donc de faciliter l'apprentissage du lien entre les diagrammes et les projets Java.</text:span></text:p>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M15S</meta:editing-duration>
    <meta:editing-cycles>6</meta:editing-cycles>
    <meta:generator>LibreOffice/5.3.6.1$Windows_x86 LibreOffice_project/686f202eff87ef707079aeb7f485847613344eb7</meta:generator>
    <dc:date>2019-04-02T10:50:03.732000000</dc:date>
    <meta:document-statistic meta:table-count="0" meta:image-count="0" meta:object-count="0" meta:page-count="1" meta:paragraph-count="2" meta:word-count="64" meta:character-count="380" meta:non-whitespace-character-count="317"/>
    <meta:user-defined meta:name="Info 1"/>
    <meta:user-defined meta:name="Info 2"/>
    <meta:user-defined meta:name="Info 3"/>
    <meta:user-defined meta:name="Info 4"/>
  </office:meta>
</office:document-meta>
</file>